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0.19pt"/>
    </style:style>
    <style:style style:name="co3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B1"/>
      <style:map style:condition="cell-content()=&quot;post&quot;" style:apply-style-name="Light_20_Green" style:base-cell-address="Sheet1.B1"/>
      <style:map style:condition="cell-content()=&quot;patch&quot;" style:apply-style-name="Light_20_Yellow" style:base-cell-address="Sheet1.B1"/>
      <style:map style:condition="cell-content()=&quot;delete&quot;" style:apply-style-name="Light_20_Red" style:base-cell-address="Sheet1.B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B8]; &quot;: &quot;; [.C8])" office:value-type="string" office:string-value="get: /api/get-session-id/{username}/{password}" calcext:value-type="string">
            <text:p>get: /api/get-session-id/{username}/{passwor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B9]; &quot;: &quot;; [.C9])" office:value-type="string" office:string-value="get: /api/ping" calcext:value-type="string">
            <text:p>get: /api/ping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B10]; &quot;: &quot;; [.C10])" office:value-type="string" office:string-value="get: /api/auth-ping" calcext:value-type="string">
            <text:p>get: /api/auth-ping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11]; &quot;: &quot;; [.C11])" office:value-type="string" office:string-value="post: /api/surely-a-get-method" calcext:value-type="string">
            <text:p>post: /api/surely-a-get-meth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12]; &quot;: &quot;; [.C12])" office:value-type="string" office:string-value="get: /api/jedi-council" calcext:value-type="string">
            <text:p>get: /api/jedi-counci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B13]; &quot;: &quot;; [.C13])" office:value-type="string" office:string-value="get: /api/echo" calcext:value-type="string">
            <text:p>get: /api/echo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14]; &quot;: &quot;; [.C14])" office:value-type="string" office:string-value="post: /api/echo" calcext:value-type="string">
            <text:p>post: /api/echo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15]; &quot;: &quot;; [.C15])" office:value-type="string" office:string-value="patch: /api/echo" calcext:value-type="string">
            <text:p>patch: /api/echo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16]; &quot;: &quot;; [.C16])" office:value-type="string" office:string-value="get: /api/echo/{word}" calcext:value-type="string">
            <text:p>get: /api/echo/{wor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17]; &quot;: &quot;; [.C17])" office:value-type="string" office:string-value="get: /api/user" calcext:value-type="string">
            <text:p>get: /api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/>
          <table:table-cell table:style-name="ce5" table:number-columns-repeated="4"/>
        </table:table-row>
        <table:table-row table:style-name="ro1">
          <table:table-cell table:formula="of:=COM.MICROSOFT.CONCAT([.B18]; &quot;: &quot;; [.C18])" office:value-type="string" office:string-value="post: /api/user" calcext:value-type="string">
            <text:p>post: /api/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19]; &quot;: &quot;; [.C19])" office:value-type="string" office:string-value="get: /api/user/{id}" calcext:value-type="string">
            <text:p>get: /api/user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B20]; &quot;: &quot;; [.C20])" office:value-type="string" office:string-value="delete: /api/user/{id}" calcext:value-type="string">
            <text:p>delete: /api/user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21]; &quot;: &quot;; [.C21])" office:value-type="string" office:string-value="patch: /api/user/{id}" calcext:value-type="string">
            <text:p>patch: /api/user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22]; &quot;: &quot;; [.C22])" office:value-type="string" office:string-value="get: /api/user/{id}/collections" calcext:value-type="string">
            <text:p>get: /api/user/{id}/collec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23]; &quot;: &quot;; [.C23])" office:value-type="string" office:string-value="get: /api/user/{id}/courses" calcext:value-type="string">
            <text:p>get: /api/user/{id}/cours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24]; &quot;: &quot;; [.C24])" office:value-type="string" office:string-value="get: /api/user/{id}/words" calcext:value-type="string">
            <text:p>get: /api/user/{id}/w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25]; &quot;: &quot;; [.C25])" office:value-type="string" office:string-value="post: /api/word" calcext:value-type="string">
            <text:p>post: /api/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4" table:style-name="ce5" office:value-type="string" calcext:value-type="string">
            <text:p>y</text:p>
          </table:table-cell>
          <table:table-cell/>
          <table:table-cell table:style-name="ce5" table:number-columns-repeated="4"/>
        </table:table-row>
        <table:table-row table:style-name="ro1">
          <table:table-cell table:formula="of:=COM.MICROSOFT.CONCAT([.B26]; &quot;: &quot;; [.C26])" office:value-type="string" office:string-value="get: /api/word/{id}" calcext:value-type="string">
            <text:p>get: /api/word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27]; &quot;: &quot;; [.C27])" office:value-type="string" office:string-value="delete: /api/word/{id}" calcext:value-type="string">
            <text:p>delete: /api/word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28]; &quot;: &quot;; [.C28])" office:value-type="string" office:string-value="patch: /api/word/{id}" calcext:value-type="string">
            <text:p>patch: /api/word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29]; &quot;: &quot;; [.C29])" office:value-type="string" office:string-value="get: /api/collections" calcext:value-type="string">
            <text:p>get: /api/collec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B30]; &quot;: &quot;; [.C30])" office:value-type="string" office:string-value="post: /api/collection" calcext:value-type="string">
            <text:p>post: /api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31]; &quot;: &quot;; [.C31])" office:value-type="string" office:string-value="get: /api/collection/{id}" calcext:value-type="string">
            <text:p>get: /api/collection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32]; &quot;: &quot;; [.C32])" office:value-type="string" office:string-value="delete: /api/collection/{id}" calcext:value-type="string">
            <text:p>delete: /api/collection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B33]; &quot;: &quot;; [.C33])" office:value-type="string" office:string-value="patch: /api/collection/{id}" calcext:value-type="string">
            <text:p>patch: /api/collection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B34]; &quot;: &quot;; [.C34])" office:value-type="string" office:string-value="post: /api/collection/{id}/add-user" calcext:value-type="string">
            <text:p>post: /api/collection/{id}/add-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35]; &quot;: &quot;; [.C35])" office:value-type="string" office:string-value="post: /api/collection/{id}/remove-user" calcext:value-type="string">
            <text:p>post: /api/collection/{id}/remove-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36]; &quot;: &quot;; [.C36])" office:value-type="string" office:string-value="post: /api/collection/{id}/add-course" calcext:value-type="string">
            <text:p>post: /api/collection/{id}/add-cours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37]; &quot;: &quot;; [.C37])" office:value-type="string" office:string-value="post: /api/collection/{id}/remove-course" calcext:value-type="string">
            <text:p>post: /api/collection/{id}/remove-cours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38]; &quot;: &quot;; [.C38])" office:value-type="string" office:string-value="get: /api/collection/{id}/contents" calcext:value-type="string">
            <text:p>get: /api/collection/{id}/cont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39]; &quot;: &quot;; [.C39])" office:value-type="string" office:string-value="get: /api/collection/{id}/courses" calcext:value-type="string">
            <text:p>get: /api/collection/{id}/cours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40]; &quot;: &quot;; [.C40])" office:value-type="string" office:string-value="get: /api/collection/{id}/users" calcext:value-type="string">
            <text:p>get: /api/collection/{id}/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41]; &quot;: &quot;; [.C41])" office:value-type="string" office:string-value="post: /api/course" calcext:value-type="string">
            <text:p>post: /api/cours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B42]; &quot;: &quot;; [.C42])" office:value-type="string" office:string-value="get: /api/course/{id}" calcext:value-type="string">
            <text:p>get: /api/course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43]; &quot;: &quot;; [.C43])" office:value-type="string" office:string-value="delete: /api/course/{id}" calcext:value-type="string">
            <text:p>delete: /api/course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44]; &quot;: &quot;; [.C44])" office:value-type="string" office:string-value="patch: /api/course/{id}" calcext:value-type="string">
            <text:p>patch: /api/course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B45]; &quot;: &quot;; [.C45])" office:value-type="string" office:string-value="get: /api/course/{id}/collections" calcext:value-type="string">
            <text:p>get: /api/course/{id}/collec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46]; &quot;: &quot;; [.C46])" office:value-type="string" office:string-value="post: /api/course/{id}/add-user" calcext:value-type="string">
            <text:p>post: /api/course/{id}/add-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47]; &quot;: &quot;; [.C47])" office:value-type="string" office:string-value="post: /api/course/{id}/remove-user" calcext:value-type="string">
            <text:p>post: /api/course/{id}/remove-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48]; &quot;: &quot;; [.C48])" office:value-type="string" office:string-value="get: /api/course/{id}/users" calcext:value-type="string">
            <text:p>get: /api/course/{id}/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B49]; &quot;: &quot;; [.C49])" office:value-type="string" office:string-value="post: /api/resource" calcext:value-type="string">
            <text:p>post: /api/resourc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B50]; &quot;: &quot;; [.C50])" office:value-type="string" office:string-value="get: /api/resource/{id}" calcext:value-type="string">
            <text:p>get: /api/resource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51]; &quot;: &quot;; [.C51])" office:value-type="string" office:string-value="delete: /api/resource/{id}" calcext:value-type="string">
            <text:p>delete: /api/resource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52]; &quot;: &quot;; [.C52])" office:value-type="string" office:string-value="patch: /api/resource/{id}" calcext:value-type="string">
            <text:p>patch: /api/resource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B53]; &quot;: &quot;; [.C53])" office:value-type="string" office:string-value="get: /api/resource/{id}/files" calcext:value-type="string">
            <text:p>get: /api/resource/{id}/fi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54]; &quot;: &quot;; [.C54])" office:value-type="string" office:string-value="get: /api/resource/{id}/collections" calcext:value-type="string">
            <text:p>get: /api/resource/{id}/collec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B55]; &quot;: &quot;; [.C55])" office:value-type="string" office:string-value="get: /api/resource/{id}/contents" calcext:value-type="string">
            <text:p>get: /api/resource/{id}/cont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B56]; &quot;: &quot;; [.C56])" office:value-type="string" office:string-value="post: /api/content" calcext:value-type="string">
            <text:p>post: /api/cont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B57]; &quot;: &quot;; [.C57])" office:value-type="string" office:string-value="get: /api/content/{id}" calcext:value-type="string">
            <text:p>get: /api/content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58]; &quot;: &quot;; [.C58])" office:value-type="string" office:string-value="delete: /api/content/{id}" calcext:value-type="string">
            <text:p>delete: /api/content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59]; &quot;: &quot;; [.C59])" office:value-type="string" office:string-value="patch: /api/content/{id}" calcext:value-type="string">
            <text:p>patch: /api/content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B60]; &quot;: &quot;; [.C60])" office:value-type="string" office:string-value="post: /api/content/{id}/add-view" calcext:value-type="string">
            <text:p>post: /api/content/{id}/add-view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61]; &quot;: &quot;; [.C61])" office:value-type="string" office:string-value="post: /api/content/{id}/add-subtitle" calcext:value-type="string">
            <text:p>post: /api/content/{id}/add-subtit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B62]; &quot;: &quot;; [.C62])" office:value-type="string" office:string-value="post: /api/content/{id}/remove-subtitle" calcext:value-type="string">
            <text:p>post: /api/content/{id}/remove-subtit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B63]; &quot;: &quot;; [.C63])" office:value-type="string" office:string-value="post: /api/subtitle" calcext:value-type="string">
            <text:p>post: /api/subtit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B64]; &quot;: &quot;; [.C64])" office:value-type="string" office:string-value="get: /api/subtitle/{id}" calcext:value-type="string">
            <text:p>get: /api/subtitle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65]; &quot;: &quot;; [.C65])" office:value-type="string" office:string-value="delete: /api/subtitle/{id}" calcext:value-type="string">
            <text:p>delete: /api/subtitle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66]; &quot;: &quot;; [.C66])" office:value-type="string" office:string-value="patch: /api/subtitle/{id}" calcext:value-type="string">
            <text:p>patch: /api/subtitle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B67]; &quot;: &quot;; [.C67])" office:value-type="string" office:string-value="post: /api/file" calcext:value-type="string">
            <text:p>post: /api/fil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B68]; &quot;: &quot;; [.C68])" office:value-type="string" office:string-value="get: /api/file/{id}" calcext:value-type="string">
            <text:p>get: /api/file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69]; &quot;: &quot;; [.C69])" office:value-type="string" office:string-value="delete: /api/file/{id}" calcext:value-type="string">
            <text:p>delete: /api/file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70]; &quot;: &quot;; [.C70])" office:value-type="string" office:string-value="patch: /api/file/{id}" calcext:value-type="string">
            <text:p>patch: /api/file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B71]; &quot;: &quot;; [.C71])" office:value-type="string" office:string-value="get: /api/admin/user/{term}" calcext:value-type="string">
            <text:p>get: /api/admin/user/{term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72]; &quot;: &quot;; [.C72])" office:value-type="string" office:string-value="get: /api/admin/collection/{term}" calcext:value-type="string">
            <text:p>get: /api/admin/collection/{term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73]; &quot;: &quot;; [.C73])" office:value-type="string" office:string-value="get: /api/admin/content/{term}" calcext:value-type="string">
            <text:p>get: /api/admin/content/{term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74]; &quot;: &quot;; [.C74])" office:value-type="string" office:string-value="get: /api/admin/resource/{term}" calcext:value-type="string">
            <text:p>get: /api/admin/resource/{term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B75]; &quot;: &quot;; [.C75])" office:value-type="string" office:string-value="get: /api/media/get-file-key/{file-id}" calcext:value-type="string">
            <text:p>get: /api/media/get-file-key/{file-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B76]; &quot;: &quot;; [.C76])" office:value-type="string" office:string-value="get: /api/media/stream-media/{file-key}" calcext:value-type="string">
            <text:p>get: /api/media/stream-media/{file-key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2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B1:Sheet1.B1048576">
            <calcext:condition calcext:apply-style-name="Light Blue" calcext:value="=&quot;get&quot;" calcext:base-cell-address="Sheet1.B1"/>
            <calcext:condition calcext:apply-style-name="Light Green" calcext:value="=&quot;post&quot;" calcext:base-cell-address="Sheet1.B1"/>
            <calcext:condition calcext:apply-style-name="Light Yellow" calcext:value="=&quot;patch&quot;" calcext:base-cell-address="Sheet1.B1"/>
            <calcext:condition calcext:apply-style-name="Light Red" calcext:value="=&quot;delete&quot;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5T14:23:23.561298343</dc:date>
    <meta:editing-duration>PT1H6M3S</meta:editing-duration>
    <meta:editing-cycles>12</meta:editing-cycles>
    <meta:document-statistic meta:table-count="1" meta:cell-count="473" meta:object-count="0"/>
  </office:meta>
</office:document-meta>
</file>